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72C00000203536BE50D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631cm" fo:margin-left="0.328cm" fo:margin-right="7.041cm" table:align="margins" style:shadow="none"/>
    </style:style>
    <style:style style:name="表格1.A" style:family="table-column">
      <style:table-column-properties style:column-width="9.631cm" style:rel-column-width="546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437cm" table:align="margins"/>
    </style:style>
    <style:style style:name="表格2.A" style:family="table-column">
      <style:table-column-properties style:column-width="4.718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Standard" style:list-style-name="">
      <style:text-properties fo:color="#000000" fo:font-size="14pt" style:font-size-asian="14pt" style:font-size-complex="14pt"/>
    </style:style>
    <style:style style:name="P4" style:family="paragraph" style:parent-style-name="Table_20_Contents">
      <style:text-properties style:language-asian="zh" style:country-asian="CN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<draw:frame draw:style-name="fr1" draw:name="框1" text:anchor-type="paragraph" svg:x="4.309cm" svg:y="0.409cm" svg:width="4.708cm" svg:height="1.138cm" draw:z-index="1"><draw:text-box><text:p text:style-name="P3">QC PASS MARK </text:p></draw:text-box></draw:frame>[[repeatIn(objects,'o')]]</text:p>
            <text:p text:style-name="P4"><draw:frame draw:style-name="fr2" draw:name="图形1" text:anchor-type="paragraph" svg:x="0.339cm" svg:y="0.194cm" svg:width="3.239cm" svg:height="0.908cm" draw:z-index="0"><draw:image xlink:href="Pictures/200000010000072C00000203536BE50D.svm" xlink:type="simple" xlink:show="embed" xlink:actuate="onLoad"/></draw:frame></text:p>
            <text:p text:style-name="P4"/>
            <text:p text:style-name="P4"/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Table_20_Contents">Custmer PO#:</text:p>
                </table:table-cell>
                <table:table-cell table:style-name="表格2.B1" office:value-type="string">
                  <text:p text:style-name="P4">Quotation #:</text:p>
                </table:table-cell>
              </table:table-row>
              <table:table-row>
                <table:table-cell table:style-name="表格2.A2" office:value-type="string">
                  <text:p text:style-name="Table_20_Contents">QTY:</text:p>
                </table:table-cell>
                <table:table-cell table:style-name="表格2.B2" office:value-type="string">
                  <text:p text:style-name="Table_20_Contents">Job Number:</text:p>
                </table:table-cell>
              </table:table-row>
              <table:table-row>
                <table:table-cell table:style-name="表格2.A2" office:value-type="string">
                  <text:p text:style-name="Table_20_Contents">Inspector:</text:p>
                </table:table-cell>
                <table:table-cell table:style-name="表格2.B2" office:value-type="string">
                  <text:p text:style-name="Table_20_Contents">Date:</text:p>
                </table:table-cell>
              </table:table-row>
            </table:table>
            <text:p text:style-name="P4"/>
          </table:table-cell>
        </table:table-row>
      </table:table>
      <text:p text:style-name="P1"/>
      <text:p text:style-name="P1"><text:bookmark-start text:name="__DdeLink__22_1666401792"/><text:s/><text:bookmark-end text:name="__DdeLink__22_1666401792"/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1:25:22.92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1" meta:object-count="0" meta:page-count="1" meta:paragraph-count="9" meta:word-count="13" meta:character-count="94"/>
  </office:meta>
</office:document-meta>
</file>